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12cm" svg:height="3.81cm" svg:x="3.482cm" svg:y="3.008cm">
          <text:p text:style-name="P1"><text:span text:style-name="T1">АС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8.636cm" svg:height="1.524cm" svg:x="4.371cm" svg:y="8.215cm">
          <text:p text:style-name="P2">Административные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8.636cm" svg:height="1.524cm" svg:x="4.371cm" svg:y="10.015cm">
          <text:p text:style-name="P2">Производственные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8.636cm" svg:height="1.524cm" svg:x="4.371cm" svg:y="11.815cm">
          <text:p text:style-name="P2">Медицинские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8.636cm" svg:height="1.524cm" svg:x="4.371cm" svg:y="13.615cm">
          <text:p text:style-name="P2">Образовательные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8.636cm" svg:height="1.524cm" svg:x="4.371cm" svg:y="15.515cm">
          <text:p text:style-name="P2">Метеорологическая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482cm" svg:y1="4.913cm" svg:x2="4.371cm" svg:y2="8.977cm" draw:start-shape="id1" draw:start-glue-point="3" draw:end-shape="id2" draw:end-glue-point="3" svg:d="m3482 4913h-501v4064h1390" svg:viewBox="0 0 1391 4065">
          <text:p/>
        </draw:connector>
        <draw:connector draw:style-name="gr2" draw:text-style-name="P2" draw:layer="layout" svg:x1="3.482cm" svg:y1="4.913cm" svg:x2="4.371cm" svg:y2="10.777cm" draw:start-shape="id1" draw:start-glue-point="3" draw:end-shape="id3" draw:end-glue-point="3" svg:d="m3482 4913h-501v5864h1390" svg:viewBox="0 0 1391 5865">
          <text:p/>
        </draw:connector>
        <draw:connector draw:style-name="gr2" draw:text-style-name="P2" draw:layer="layout" svg:x1="3.482cm" svg:y1="4.913cm" svg:x2="4.371cm" svg:y2="12.577cm" draw:start-shape="id1" draw:start-glue-point="3" draw:end-shape="id4" draw:end-glue-point="3" svg:d="m3482 4913h-501v7664h1390" svg:viewBox="0 0 1391 7665">
          <text:p/>
        </draw:connector>
        <draw:connector draw:style-name="gr2" draw:text-style-name="P2" draw:layer="layout" svg:x1="3.482cm" svg:y1="4.913cm" svg:x2="4.371cm" svg:y2="14.377cm" draw:start-shape="id1" draw:start-glue-point="3" draw:end-shape="id5" draw:end-glue-point="3" svg:d="m3482 4913h-501v9464h1390" svg:viewBox="0 0 1391 9465">
          <text:p/>
        </draw:connector>
        <draw:connector draw:style-name="gr2" draw:text-style-name="P2" draw:layer="layout" svg:x1="3.482cm" svg:y1="4.913cm" svg:x2="4.371cm" svg:y2="16.277cm" draw:start-shape="id1" draw:start-glue-point="3" draw:end-shape="id6" draw:end-glue-point="3" svg:d="m3482 4913h-501v11364h1390" svg:viewBox="0 0 1391 113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2T09:55:43.494623133</meta:creation-date>
    <dc:date>2014-03-12T09:58:52.915174273</dc:date>
    <meta:editing-duration>P0D</meta:editing-duration>
    <meta:editing-cycles>1</meta:editing-cycles>
    <meta:document-statistic meta:object-count="11"/>
    <meta:generator>LibreOffice/4.1.3.2$Linux_X86_64 LibreOffice_project/410m0$Build-2</meta:generator>
  </office:meta>
</office:document-meta>
</file>